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75e" officeooo:paragraph-rsid="0017175e"/>
    </style:style>
    <style:style style:name="P2" style:family="paragraph" style:parent-style-name="Standard">
      <style:text-properties fo:color="#000000" officeooo:rsid="0019cdd8" officeooo:paragraph-rsid="0019cdd8"/>
    </style:style>
    <style:style style:name="P3" style:family="paragraph" style:parent-style-name="Standard" style:list-style-name="L1">
      <style:text-properties officeooo:rsid="0017bd64" officeooo:paragraph-rsid="00184339"/>
    </style:style>
    <style:style style:name="P4" style:family="paragraph" style:parent-style-name="Standard" style:list-style-name="L1">
      <style:text-properties officeooo:rsid="0017bd64" officeooo:paragraph-rsid="0017175e"/>
    </style:style>
    <style:style style:name="P5" style:family="paragraph" style:parent-style-name="Standard" style:list-style-name="L1">
      <style:text-properties officeooo:rsid="0020ab76" officeooo:paragraph-rsid="0020ab76"/>
    </style:style>
    <style:style style:name="P6" style:family="paragraph" style:parent-style-name="Standard" style:list-style-name="L1">
      <style:text-properties fo:color="#ce181e" officeooo:rsid="0017bd64" officeooo:paragraph-rsid="00184339"/>
    </style:style>
    <style:style style:name="P7" style:family="paragraph" style:parent-style-name="Standard" style:list-style-name="L1">
      <style:text-properties fo:color="#ce181e" officeooo:rsid="001aa142" officeooo:paragraph-rsid="0017175e"/>
    </style:style>
    <style:style style:name="P8" style:family="paragraph" style:parent-style-name="Standard" style:list-style-name="L1">
      <style:text-properties officeooo:rsid="00194dc8" officeooo:paragraph-rsid="0017175e"/>
    </style:style>
    <style:style style:name="P9" style:family="paragraph" style:parent-style-name="Standard" style:list-style-name="L1">
      <style:text-properties officeooo:rsid="002445cb" officeooo:paragraph-rsid="0017175e"/>
    </style:style>
    <style:style style:name="P10" style:family="paragraph" style:parent-style-name="Standard" style:list-style-name="L1">
      <style:text-properties fo:color="#000000" officeooo:rsid="002729b0" officeooo:paragraph-rsid="0017175e"/>
    </style:style>
    <style:style style:name="P11" style:family="paragraph" style:parent-style-name="Standard" style:list-style-name="L1">
      <style:text-properties fo:color="#000000" officeooo:rsid="002918b2" officeooo:paragraph-rsid="0017175e"/>
    </style:style>
    <style:style style:name="P12" style:family="paragraph" style:parent-style-name="Standard" style:list-style-name="L1">
      <style:text-properties fo:color="#000000" officeooo:rsid="0019cdd8" officeooo:paragraph-rsid="0019cdd8"/>
    </style:style>
    <style:style style:name="P13" style:family="paragraph" style:parent-style-name="Standard" style:list-style-name="L1">
      <style:text-properties fo:color="#000000" officeooo:rsid="00212b72" officeooo:paragraph-rsid="00212b72"/>
    </style:style>
    <style:style style:name="P14" style:family="paragraph" style:parent-style-name="Standard" style:list-style-name="L1">
      <style:text-properties fo:color="#000000" officeooo:rsid="0021a805" officeooo:paragraph-rsid="0021a805"/>
    </style:style>
    <style:style style:name="P15" style:family="paragraph" style:parent-style-name="Standard">
      <style:text-properties fo:color="#000000" officeooo:rsid="00221006" officeooo:paragraph-rsid="0019cdd8"/>
    </style:style>
    <style:style style:name="T1" style:family="text">
      <style:text-properties fo:color="#ce1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19/06</text:p>
      <text:p text:style-name="P1"/>
      <text:list xml:id="list513210265" text:style-name="L1">
        <text:list-item>
          <text:p text:style-name="P3">tabulate results so far -</text:p>
        </text:list-item>
        <text:list-item>
          <text:p text:style-name="P5">add column for text length</text:p>
        </text:list-item>
        <text:list-item>
          <text:p text:style-name="P6">“eye-ball” it and look for any patterns</text:p>
        </text:list-item>
        <text:list-item>
          <text:p text:style-name="P8"><text:span text:style-name="T1">organise file structure</text:span> </text:p>
        </text:list-item>
        <text:list-item>
          <text:p text:style-name="P7">check written/radio/tv</text:p>
        </text:list-item>
        <text:list-item>
          <text:p text:style-name="P9">look at thematic concentration (next step on from hpoint)</text:p>
        </text:list-item>
        <text:list-item>
          <text:p text:style-name="P4">look into syntax</text:p>
        </text:list-item>
        <text:list-item>
          <text:p text:style-name="P10">check lemmatization!!</text:p>
        </text:list-item>
        <text:list-item>
          <text:p text:style-name="P11">check capitalisation</text:p>
        </text:list-item>
        <text:list-item>
          <text:p text:style-name="P12">get spss</text:p>
        </text:list-item>
      </text:list>
      <text:p text:style-name="P2"/>
      <text:p text:style-name="P2"/>
      <text:list xml:id="list165403709444548" text:continue-numbering="true" text:style-name="L1">
        <text:list-item>
          <text:p text:style-name="P13">check text files with anomaly-seeming results </text:p>
        </text:list-item>
        <text:list-item>
          <text:p text:style-name="P14">spacing after punctuation makes a difference – adjust text files; re-run analyses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0:34:37.768479263</meta:creation-date>
    <dc:date>2019-06-21T16:54:03.581266165</dc:date>
    <meta:editing-duration>PT9H18M1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71" meta:character-count="407" meta:non-whitespace-character-count="358"/>
  </office:meta>
</office:document-meta>
</file>